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type="single" style:text-line-through-width="auto"/>
    </style:style>
    <style:style style:name="P2" style:family="paragraph">
      <style:text-properties style:text-line-through-type="single" style:text-line-through-width="normal"/>
    </style:style>
    <style:style style:name="P3" style:family="paragraph">
      <style:text-properties style:text-line-through-type="single" style:text-line-through-width="bold"/>
    </style:style>
    <style:style style:name="P4" style:family="paragraph">
      <style:text-properties style:text-line-through-type="single" style:text-line-through-width="thin"/>
    </style:style>
    <style:style style:name="P5" style:family="paragraph">
      <style:text-properties style:text-line-through-type="single" style:text-line-through-width="dash"/>
    </style:style>
    <style:style style:name="P6" style:family="paragraph">
      <style:text-properties style:text-line-through-type="single" style:text-line-through-width="medium"/>
    </style:style>
    <style:style style:name="P7" style:family="paragraph">
      <style:text-properties style:text-line-through-type="single" style:text-line-through-width="thick"/>
    </style:style>
    <style:style style:name="P8" style:family="paragraph">
      <style:text-properties style:text-line-through-type="single" style:text-line-through-width="15"/>
    </style:style>
    <style:style style:name="P9" style:family="paragraph">
      <style:text-properties style:text-line-through-type="single" style:text-line-through-width="30%"/>
    </style:style>
  </office:automatic-styles>
  <office:body>
    <office:text>
      <text:p text:style-name="P1">
     this is an example of text with line through whose width is auto.
   </text:p>
      <text:p text:style-name="P2">
     this is an example of text with line through whose width is normal.
   </text:p>
      <text:p text:style-name="P3">
     this is an example of text with line through whose width is bold.
   </text:p>
      <text:p text:style-name="P4">
     this is an example of text with line through whose width is thin.
   </text:p>
      <text:p text:style-name="P5">
     this is an example of text with line through whose width is dash.
   </text:p>
      <text:p text:style-name="P6">
      this is an example of text with line through whose width is medium.
   </text:p>
      <text:p text:style-name="P7">
     this is an example of text with line through whose width is thick.
   </text:p>
      <text:p text:style-name="P8">
     this is an example of text with line through whose width is 15.
   </text:p>
      <text:p text:style-name="P9">
     this is an example of text with line through whose style is 30%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